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3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1" style:family="table-cell" style:parent-style-name="Excel_5f_BuiltIn_5f_Outpu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35cm solid #000000"/>
    </style:style>
    <style:style style:name="ce13" style:family="table-cell" style:parent-style-name="Default">
      <style:table-cell-properties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3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5f_BuiltIn_5f_Neutra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9" style:family="table-cell" style:parent-style-name="Excel_5f_BuiltIn_5f_Goo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0" style:family="table-cell" style:parent-style-name="Excel_5f_BuiltIn_5f_Bad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2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17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ime-Invariant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style-name="ce17" table:number-columns-repeated="1021"/>
        </table:table-row>
        <table:table-row table:style-name="ro2">
          <table:table-cell table:style-name="ce4" office:value-type="string">
            <text:p>(on atmospheric grid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Atmosphere <text:s/>Grid-Cell Area </text:p>
          </table:table-cell>
          <table:table-cell table:style-name="ce13" office:value-type="string">
            <text:p>Atmosphere</text:p>
          </table:table-cell>
          <table:table-cell table:style-name="ce18" office:value-type="string">
            <text:p>cell area</text:p>
          </table:table-cell>
          <table:table-cell table:style-name="ce15" table:number-columns-repeated="1021"/>
        </table:table-row>
        <table:table-row table:style-name="ro2">
          <table:table-cell table:style-name="ce5" office:value-type="string">
            <text:p>surface altitude</text:p>
          </table:table-cell>
          <table:table-cell table:style-name="ce14" office:value-type="string">
            <text:p>Atmosphere</text:p>
          </table:table-cell>
          <table:table-cell table:style-name="ce19" office:value-type="string">
            <text:p>surface_altitu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Land area fraction</text:p>
          </table:table-cell>
          <table:table-cell table:style-name="ce14" office:value-type="string">
            <text:p>LandSurface</text:p>
          </table:table-cell>
          <table:table-cell table:style-name="ce19" office:value-type="string">
            <text:p>land_area_fraction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Fraction of Grid Cell Covered with Glacier</text:p>
          </table:table-cell>
          <table:table-cell table:style-name="ce14" office:value-type="string">
            <text:p>LandIce - LandGlaciers</text:p>
          </table:table-cell>
          <table:table-cell table:style-name="ce20" office:value-type="string">
            <text:p>land_ice_area_fraction 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pacity of Soil to Store Water</text:p>
          </table:table-cell>
          <table:table-cell table:style-name="ce14" office:value-type="string">
            <text:p>LandSurface - LandSurfaceSoil - SoilHydrology</text:p>
          </table:table-cell>
          <table:table-cell table:style-name="ce20" office:value-type="string">
            <text:p>soil_moisture_content_at_field_capac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ximum Root Depth</text:p>
          </table:table-cell>
          <table:table-cell table:style-name="ce14" office:value-type="string">
            <text:p>LandSurface - <text:s/>LandSurfaceVegetation</text:p>
          </table:table-cell>
          <table:table-cell table:style-name="ce20" office:value-type="string">
            <text:p>root_depth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21"/>
          <table:table-cell table:number-columns-repeated="1021"/>
        </table:table-row>
        <table:table-row table:style-name="ro2">
          <table:table-cell table:style-name="ce4" office:value-type="string">
            <text:p>(on ocean grid)</text:p>
          </table:table-cell>
          <table:table-cell table:style-name="ce14"/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Sea Floor Depth</text:p>
          </table:table-cell>
          <table:table-cell table:style-name="ce14" office:value-type="string">
            <text:p>Ocean</text:p>
          </table:table-cell>
          <table:table-cell table:style-name="ce20" office:value-type="string">
            <text:p>sea_floor_depth_below_geoi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Volume</text:p>
          </table:table-cell>
          <table:table-cell table:style-name="ce14" office:value-type="string">
            <text:p>Ocean </text:p>
          </table:table-cell>
          <table:table-cell table:style-name="ce20" office:value-type="string">
            <text:p>ocean_volum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cean Grid-Cell Area</text:p>
          </table:table-cell>
          <table:table-cell table:style-name="ce14" office:value-type="string">
            <text:p>Ocean</text:p>
          </table:table-cell>
          <table:table-cell table:style-name="ce20" office:value-type="string">
            <text:p>Cell_area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Area Fraction</text:p>
          </table:table-cell>
          <table:table-cell table:style-name="ce14" office:value-type="string">
            <text:p>Ocean</text:p>
          </table:table-cell>
          <table:table-cell table:style-name="ce22" office:value-type="string">
            <text:p>Sea_area_fra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gion selection Index</text:p>
          </table:table-cell>
          <table:table-cell table:style-name="ce14" office:value-type="string">
            <text:p>Ocean</text:p>
          </table:table-cell>
          <table:table-cell table:style-name="ce23" office:value-type="string">
            <text:p>region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2">
          <table:table-cell table:style-name="ce2" office:value-type="string">
            <text:p>Monthly Mean Ocean Climatalogy (Jan 1986 - Dec 2005)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heat diffusivity</text:p>
          </table:table-cell>
          <table:table-cell table:style-name="ce7" office:value-type="string">
            <text:p>Ocean - OceanVerticalPhysics</text:p>
          </table:table-cell>
          <table:table-cell table:style-name="ce19" office:value-type="string">
            <text:p>ocean_vertical_heat_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salt diffusivity </text:p>
          </table:table-cell>
          <table:table-cell table:style-name="ce7" office:value-type="string">
            <text:p>Ocean - OceanVerticalPhysics</text:p>
          </table:table-cell>
          <table:table-cell table:style-name="ce19" office:value-type="string">
            <text:p>ocean_vertical salt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background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_vertical_tracer_diffusivity_due_to_background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tracer diffusivity due to Tides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_vertical_tracer_diffusivity_due_to_tides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tendency_of_ocean_potential_energy_content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due to tides 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tendency_of_ocean_potential_energy_content_due_to_tides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potential energy content due to background</text:p>
          </table:table-cell>
          <table:table-cell table:style-name="ce16" office:value-type="string">
            <text:p>Ocean</text:p>
          </table:table-cell>
          <table:table-cell table:style-name="ce22" office:value-type="string">
            <text:p>tendency_of_ocean_potential_energy_content_due_to_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_vertical_momentum_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background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vertical momentum diffusivity due to background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tides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vertical momentum diffusivity due to tide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vertical momentum diffusivity due to form drag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vertical momentum diffusivity due to form drag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kinetic energy dissipation per unit area due to vertical friction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kinetic energy dissipation per unit area due to vertical friction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laplacian diffusivity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tracer bolus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bolus biharmonic diffusivity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tracer bolus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laplacian diffusivity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tracer epineutral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epineutral biharmonic diffusivity </text:p>
          </table:table-cell>
          <table:table-cell table:style-name="ce7" office:value-type="string">
            <text:p>Ocean - OceanVerticalPhysics</text:p>
          </table:table-cell>
          <table:table-cell table:style-name="ce22" office:value-type="string">
            <text:p>ocean tracer epineutral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laplacian diffusivity 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ocean tracer xy laplacian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tracer xy biharmonic diffusivity 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ocean tracer xy biharmonic diffusivity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tendency of ocean eddy kinetic energy content due to bolus transport 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tendency of ocean eddy kinetic energy content due to bolus transport 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laplacian diffusivity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ocean momentum xy laplacian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momentum xy biharmonic diffusivity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ocean momentum xy biharmonic diffusivity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ocean kinetic energy dissipation per unit area due to xy friction</text:p>
          </table:table-cell>
          <table:table-cell table:style-name="ce7" office:value-type="string">
            <text:p>Ocean</text:p>
          </table:table-cell>
          <table:table-cell table:style-name="ce22" office:value-type="string">
            <text:p>ocean kinetic energy dissipation per unit area due to xy fri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nnual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Biogeochemical tracer fields)</text:p>
          </table:table-cell>
          <table:table-cell table:style-name="ce12" table:number-columns-repeated="2"/>
          <table:table-cell table:style-name="Default" table:number-columns-repeated="254"/>
          <table:table-cell table:number-columns-repeated="767"/>
        </table:table-row>
        <table:table-row table:style-name="ro2">
          <table:table-cell table:style-name="ce5" office:value-type="string">
            <text:p>Dissolved In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rganic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zo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acterial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trital organic carbon concentration</text:p>
          </table:table-cell>
          <table:table-cell table:style-name="ce5" office:value-type="string">
            <text:p>OceanBioGeoChemistry - OceanBioTracer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-diatom Phytoplankton carbon concentrati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zooplankton carbon</text:p>
          </table:table-cell>
          <table:table-cell table:style-name="ce5" office:value-type="string">
            <text:p>OceanBioGeoChemistry - OceanBiotracers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lkalinity</text:p>
          </table:table-cell>
          <table:table-cell table:style-name="ce5" office:value-type="string">
            <text:p>OceanBioGeo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</text:p>
          </table:table-cell>
          <table:table-cell table:style-name="ce5" office:value-type="string">
            <text:p>OceanBioGeo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oxygen concentration</text:p>
          </table:table-cell>
          <table:table-cell table:style-name="ce5" office:value-type="string">
            <text:p>OceanBioGeoChemistry</text:p>
          </table:table-cell>
          <table:table-cell table:style-name="ce18" office:value-type="string">
            <text:p>moles_of_oxygen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nitrate concentratr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18" office:value-type="string">
            <text:p>moles_of_nitrate_per_unit_mass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ammonium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18" office:value-type="string">
            <text:p>mole_concentration_of_ammonium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phosph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0" office:value-type="string">
            <text:p>mole_concentration_of_phosph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silicate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0" office:value-type="string">
            <text:p>mole_concentration_of_silicate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0" office:value-type="string">
            <text:p>mass_concentration_of_chlorophyll_in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hlorophyll mas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nitroge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organic phosphorus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iron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ulate biogenic silica concentra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nitroge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phosphorus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iron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hytoplankton silica concentration</text:p>
          </table:table-cell>
          <table:table-cell table:style-name="ce5" office:value-type="string">
            <text:p>OceanBioGeoChemistry - OceanBioTracers - Ecosystem - Phytoplankt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methyl Sulfide Concentration</text:p>
          </table:table-cell>
          <table:table-cell table:style-name="ce5" office:value-type="string">
            <text:p>OceanBioGeoChemistry - OceanBioTracers - Sulfur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8" office:value-type="string">
            <text:p>(Rates of Production and Removal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primary carbon production by phytoplankt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carbon production by phytoplankton based on NO3 alone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ir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iogenic silica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carbon flux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nitroge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organic <text:s/>phosphorus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iron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particulate silica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calc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nking aragonite flux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dissolu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atom primary carbon producti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ther phytoplankton carbon production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dissolved inorganic carbon due to biological activty</text:p>
          </table:table-cell>
          <table:table-cell table:style-name="ce9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nitrogen nutrient due to biological activity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dissolved phosph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dissolved inorganic iron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dissolved inorganic Silicate due to biological activty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alkalinity due to biological activty</text:p>
          </table:table-cell>
          <table:table-cell table:style-name="ce5" office:value-type="string">
            <text:p>OceanBioGeo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nbiogenic iron scavenging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article souce of dissolved iron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grazing of phytoplankton by zooplankton</text:p>
          </table:table-cell>
          <table:table-cell table:style-name="ce9" office:value-type="string">
            <text:p>OceanBioGeoChemistry - OceanBioTracers - Ecosystem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onthly Mean Atmospheric Fields and Some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air temperature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inimum near-surface <text:s/>air temperature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aily maximum near-surface <text:s/>air temperature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level pressure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near-surface wind speed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near-surface wind speed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wind speed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relative humidity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ar-surface specific humidity</text:p>
          </table:table-cell>
          <table:table-cell table:style-name="ce5" office:value-type="string">
            <text:p>Atmosphere</text:p>
          </table:table-cell>
          <table:table-cell table:style-name="ce20" office:value-type="string">
            <text:p>Specific_Humidit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3" office:value-type="string">
            <text:p>Convective_precipitation_flux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surface downward eastward wind stress</text:p>
          </table:table-cell>
          <table:table-cell table:style-name="ce5" office:value-type="string">
            <text:p>Atmosphere</text:p>
          </table:table-cell>
          <table:table-cell table:style-name="ce23" office:value-type="string">
            <text:p>surface_downward_eastward_str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orthward wind stress</text:p>
          </table:table-cell>
          <table:table-cell table:style-name="ce5" office:value-type="string">
            <text:p>Atmosphere</text:p>
          </table:table-cell>
          <table:table-cell table:style-name="ce23" office:value-type="string">
            <text:p>surface_downward_northward_stress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surface upward latent heat flux</text:p>
          </table:table-cell>
          <table:table-cell table:style-name="ce5" office:value-type="string">
            <text:p>Atmosphere</text:p>
          </table:table-cell>
          <table:table-cell table:style-name="ce22" office:value-type="string">
            <text:p>surface upward latent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sensible heat flux</text:p>
          </table:table-cell>
          <table:table-cell table:style-name="ce5" office:value-type="string">
            <text:p>Atmosphere</text:p>
          </table:table-cell>
          <table:table-cell table:style-name="ce22" office:value-type="string">
            <text:p>surface upward sensible heat 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5" office:value-type="string">
            <text:p>toa incident shortwave flux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shortwave flux</text:p>
          </table:table-cell>
          <table:table-cell table:style-name="ce9" office:value-type="string">
            <text:p>Atmosphere - Radiation - Shortwave</text:p>
          </table:table-cell>
          <table:table-cell table:style-name="ce19" office:value-type="string">
            <text:p>toa_outgo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longwave flux</text:p>
          </table:table-cell>
          <table:table-cell table:style-name="ce9" office:value-type="string">
            <text:p>Atmosphere - Radiation - Longwave</text:p>
          </table:table-cell>
          <table:table-cell table:style-name="ce19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toa_outgoing_shortwave_flux_assuming_clear_sk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atmosphere water vapor content</text:p>
          </table:table-cell>
          <table:table-cell table:style-name="ce5" office:value-type="string">
            <text:p>Atmosphere</text:p>
          </table:table-cell>
          <table:table-cell table:style-name="ce22" office:value-type="string">
            <text:p>atmosphere_water_vapo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lumn integrated cloud water content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atmosphere_cloud_condensed_water_conte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lumn integrated cloud ice content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atmosphere_cloud_condensed_ice_conten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net downward flux at top of model</text:p>
          </table:table-cell>
          <table:table-cell table:style-name="ce5" office:value-type="string">
            <text:p>Atmosphere - AtmosRadiation</text:p>
          </table:table-cell>
          <table:table-cell table:style-name="ce23" office:value-type="string">
            <text:p>net_downward_radiative_flux_at_top_of_atmosphere_model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Convection occurs</text:p>
          </table:table-cell>
          <table:table-cell table:style-name="ce9" office:value-type="string">
            <text:p>Atmosphere - TurbulenceConvectionCloud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raction of time Shallow Convection occurs</text:p>
          </table:table-cell>
          <table:table-cell table:style-name="ce9" office:value-type="string">
            <text:p>Atmosphere - TurbulenceConvectionClouds - ShallowConvec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5" office:value-type="string">
            <text:p>Total anthropogenic CO2 flux (all emissions)</text:p>
          </table:table-cell>
          <table:table-cell table:style-name="ce5" office:value-type="string">
            <text:p>AtmosphericChemistry - SurfaceExchanges - Emissions - Surface - Anthropogenic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Fossil Fuel Anthropogenic CO2 (Fossil Fuel Emissions)</text:p>
          </table:table-cell>
          <table:table-cell table:style-name="ce5"/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Cloud_area_fraction_in_atmospheric_lay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3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3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22" office:value-type="string">
            <text:p>convective_mass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 temperature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astward wind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orthward wind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pecific humidity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elative humidity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geopotential height</text:p>
          </table:table-cell>
          <table:table-cell table:style-name="ce5" office:value-type="string">
            <text:p>Atmosphere</text:p>
          </table:table-cell>
          <table:table-cell table:style-name="ce19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o3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mole_fraction_of_ozo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O2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mole_fraction_of_carbon_dioxid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Atmospheric mass of CO2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atmosphere_mass_content_of_carbon_dioxi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CH4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mole_fraction_of_methane_in_ai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ole fraction of N2O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mole_fraction_of_nitrous_oxide_in_ai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 fraction of other radiatively important trace gases (that are evolving in time).</text:p>
          </table:table-cell>
          <table:table-cell table:style-name="ce5" office:value-type="string">
            <text:p>AtmosphericChemistry - GasPhaseChemistry</text:p>
          </table:table-cell>
          <table:table-cell table:style-name="ce20" office:value-type="string">
            <text:p>CF for many other explicitly named radiatively important trace gas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concentrations</text:p>
          </table:table-cell>
          <table:table-cell table:style-name="ce5" office:value-type="string">
            <text:p>OceanBioGeoChemistry - OceanBioTracer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all Types of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Phytoplankton Based on NO3 alone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Diatom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Primary Organic Carbon Production by Other Phytoplankton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production</text:p>
          </table:table-cell>
          <table:table-cell table:style-name="ce5" office:value-type="string">
            <text:p>OceanBioGeoChemistry - OceanBioChemistry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ilica production</text:p>
          </table:table-cell>
          <table:table-cell table:style-name="ce5" office:value-type="string">
            <text:p>OceanBioGeoChemistry - OceanBioChemistry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production</text:p>
          </table:table-cell>
          <table:table-cell table:style-name="ce5" office:value-type="string">
            <text:p>OceanBioGeoChemistry - OceanBioChemistry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Carb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Organic Iron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Particle Silicate at 100m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Calc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flux of Aragonite at 100m</text:p>
          </table:table-cell>
          <table:table-cell table:style-name="ce5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issolved Inorganic Carbon Content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queous partial pressure of CO2</text:p>
          </table:table-cell>
          <table:table-cell table:style-name="ce5" office:value-type="string">
            <text:p>OceanBioGeoChemistry - OceanBioTracers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CO2 flux</text:p>
          </table:table-cell>
          <table:table-cell table:style-name="ce5" office:value-type="string">
            <text:p>OceanBioGeoChemistry - OceanBioGasExchange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O2 flux</text:p>
          </table:table-cell>
          <table:table-cell table:style-name="ce5" office:value-type="string">
            <text:p>OceanBioGeoChemistry - OceanBioGasExchange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upward DMS flux</text:p>
          </table:table-cell>
          <table:table-cell table:style-name="ce5" office:value-type="string">
            <text:p>OceanBioGeoChemistry - OceanBioGasExchange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carbon flux at ocean bottom</text:p>
          </table:table-cell>
          <table:table-cell table:style-name="ce9" office:value-type="string">
            <text:p>OceanBioGeoChemistry - OceanBioChemistry - CarbonRelated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itrogen fixation rate in Ocean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Nitrogen</text:p>
          </table:table-cell>
          <table:table-cell table:style-name="ce9" office:value-type="string">
            <text:p>OceanBioGeoChemistry - OceanBioBoundaryForcing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itrogen Loss to Sediments and through Denitrification</text:p>
          </table:table-cell>
          <table:table-cell table:style-name="ce9" office:value-type="string">
            <text:p>OceanBioGeoChemistry - OceanBioBoundaryForcing - SedimentInteraction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Net Flux of Iron</text:p>
          </table:table-cell>
          <table:table-cell table:style-name="ce9" office:value-type="string">
            <text:p>OceanBioGeoChemistry - OceanBioBoundaryForcing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Iron Loss to Sediments</text:p>
          </table:table-cell>
          <table:table-cell table:style-name="ce9" office:value-type="string">
            <text:p>OceanBioGeoChemistry - OceanBioBoundaryForcing - SedimentInteraction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oxygen minimum concentration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epth of oxygen minimum concentration</text:p>
          </table:table-cell>
          <table:table-cell table:style-name="ce9" office:value-type="string">
            <text:p>OceanBioGeo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alc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ragonite saturation depth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of Net Dissolved Inorganic Carbon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Net Dissolved Inorganic Nitrogen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Net Dissolved Inorganic Phosph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Net Dissolved Inorganic Iron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Net Dissolved Inorganic Silicate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alkalinity </text:p>
          </table:table-cell>
          <table:table-cell table:style-name="ce5" office:value-type="string">
            <text:p>OceanBioGeoChemistry - OceanBioChemistry 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Carbon due to biological activity</text:p>
          </table:table-cell>
          <table:table-cell table:style-name="ce5" office:value-type="string">
            <text:p>OceanBioGeoChemistry - OceanBioChemistry - CarbonChemistr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Nitroge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Phosph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Iron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ate of change in Upper 100m of Dissolved Inorganic Silicate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Rate of change in Upper 100m of biological alkalinity due to biological activity</text:p>
          </table:table-cell>
          <table:table-cell table:style-name="ce9" office:value-type="string">
            <text:p>OceanBioGeoChemistry - OceanBioTracers - Nutrient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Sea Water Mass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ma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ﬂoor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pressure_at_sea_floo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ressure at Sea Water Surface </text:p>
          </table:table-cell>
          <table:table-cell table:style-name="ce9" office:value-type="string">
            <text:p>Ocean</text:p>
          </table:table-cell>
          <table:table-cell table:style-name="ce27" office:value-type="string">
            <text:p>sea_water_pressure_at_sea_water_surfac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Volum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volum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Height Above Geoid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Height Above Geoid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quare_of_sea_surface_height_above_geo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Level Chang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global_average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teric Sea Level Chang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global_average_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Thermosteric Sea Level Chang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global_average_thermosteric_sea_level_chang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Mass Per Unit Area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mass_per_unit_area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odel Cell Thickness </text:p>
          </table:table-cell>
          <table:table-cell table:style-name="ce9" office:value-type="string">
            <text:p>Ocean</text:p>
          </table:table-cell>
          <table:table-cell table:style-name="ce27" office:value-type="string">
            <text:p>cell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Temperatur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Average Sea Water Potential Temperature </text:p>
          </table:table-cell>
          <table:table-cell table:style-name="ce9" office:value-type="string">
            <text:p>Ocean</text:p>
          </table:table-cell>
          <table:table-cell table:style-name="ce27" office:value-type="string">
            <text:p>sea_water_potentia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quare of Sea Surface Temperature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quare_of_sea_surface_temperatur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Salinity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lobal Mean Sea Water Salinity </text:p>
          </table:table-cell>
          <table:table-cell table:style-name="ce9" office:value-type="string">
            <text:p>Ocean</text:p>
          </table:table-cell>
          <table:table-cell table:style-name="ce27" office:value-type="string">
            <text:p>sea_water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Salinity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surface_salin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Potential Density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potential_dens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Water Age Since Surface Contact 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water_age_since_surface_contac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les Per Unit Mass of CFC-11 in Sea Water </text:p>
          </table:table-cell>
          <table:table-cell table:style-name="ce9" office:value-type="string">
            <text:p>Ocean - OceanBioTracers</text:p>
          </table:table-cell>
          <table:table-cell table:style-name="ce26" office:value-type="string">
            <text:p>moles_per_unit_mass_of_cfc11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Barotropic Mass Streamfunction </text:p>
          </table:table-cell>
          <table:table-cell table:style-name="ce9" office:value-type="string">
            <text:p>Ocean - OceanLateralPhysics</text:p>
          </table:table-cell>
          <table:table-cell table:style-name="ce26" office:value-type="string">
            <text:p>ocean_barotropic_mass_streamfun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26" office:value-type="string">
            <text:p>ocean_mixed_layer_thickness_defined_by_sigma_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Ocean Mixed Layer Thickness Deﬁned by Sigma T </text:p>
          </table:table-cell>
          <table:table-cell table:style-name="ce9" office:value-type="string">
            <text:p>Ocean - OceanVerticalPhysics - MixedLayer</text:p>
          </table:table-cell>
          <table:table-cell table:style-name="ce26" office:value-type="string">
            <text:p>square_of_ocean_mixed_layer_thickness_defined_by_sigma_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ean Dai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27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Monthly Maximum Ocean Mixed Layer Thickness Deﬁned by Mixing Scheme </text:p>
          </table:table-cell>
          <table:table-cell table:style-name="ce9" office:value-type="string">
            <text:p>Ocean - OceanVerticalPhysics - MixedLayer</text:p>
          </table:table-cell>
          <table:table-cell table:style-name="ce27" office:value-type="string">
            <text:p>ocean_mixed_layer_thickness_defined_by_mixing_schem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/>
          <table:table-cell table:style-name="ce12"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X Velocity </text:p>
          </table:table-cell>
          <table:table-cell table:style-name="ce12" office:value-type="string">
            <text:p>Ocean</text:p>
          </table:table-cell>
          <table:table-cell table:style-name="ce26" office:value-type="string">
            <text:p>sea_water_x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ea Water Y Velocity </text:p>
          </table:table-cell>
          <table:table-cell table:style-name="ce12" office:value-type="string">
            <text:p>Ocean</text:p>
          </table:table-cell>
          <table:table-cell table:style-name="ce26" office:value-type="string">
            <text:p>sea_water_y_velocit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Upward Ocean Mass Transport </text:p>
          </table:table-cell>
          <table:table-cell table:style-name="ce12" office:value-type="string">
            <text:p>Ocean - OceanAdvection</text:p>
          </table:table-cell>
          <table:table-cell table:style-name="ce26" office:value-type="string">
            <text:p>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quare of Upward Ocean Mass Transport </text:p>
          </table:table-cell>
          <table:table-cell table:style-name="ce12" office:value-type="string">
            <text:p>Ocean - OceanAdvection</text:p>
          </table:table-cell>
          <table:table-cell table:style-name="ce26" office:value-type="string">
            <text:p>square_of_upward_ocean_mass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X Transport </text:p>
          </table:table-cell>
          <table:table-cell table:style-name="ce12" office:value-type="string">
            <text:p>Ocean - OceanAdvection</text:p>
          </table:table-cell>
          <table:table-cell table:style-name="ce26" office:value-type="string">
            <text:p>ocean_mass_x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ass Y Transport </text:p>
          </table:table-cell>
          <table:table-cell table:style-name="ce12" office:value-type="string">
            <text:p>Ocean - OceanAdvection</text:p>
          </table:table-cell>
          <table:table-cell table:style-name="ce26" office:value-type="string">
            <text:p>ocean_mass_y_transp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26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Meridional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26" office:value-type="string">
            <text:p>ocean_meridional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26" office:value-type="string">
            <text:p>ocean_y_overturning_mass_streamfunction_due_to_bolus_advec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Ocean Y Overturning Mass Streamfunction due to Bolus Advection </text:p>
          </table:table-cell>
          <table:table-cell table:style-name="ce9" office:value-type="string">
            <text:p>Ocean - OceanAdvection - Momentum</text:p>
          </table:table-cell>
          <table:table-cell table:style-name="ce26" office:value-type="string">
            <text:p>ocean_y_overturning_mass_streamfunction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northward_ocean_heat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northward_ocean_heat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Diffusion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northward_ocean_heat_transport_due_to_diﬀ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x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y_transpor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x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X Transport due to Diffusion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x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Bolus Advection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y_transport_due_to_bolus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cean Heat Y Transport due to Diffussion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ocean_heat_y_transport_due_to_diffu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Gyre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northward_ocean_hea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Heat Transport due to Overturning </text:p>
          </table:table-cell>
          <table:table-cell table:style-name="ce9" office:value-type="string">
            <text:p>Ocean - OceanAdvection</text:p>
          </table:table-cell>
          <table:table-cell table:style-name="ce26" office:value-type="string">
            <text:p>northward_ocean_heat_transport_due_to_overturn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Gyre </text:p>
          </table:table-cell>
          <table:table-cell table:style-name="ce9" office:value-type="string">
            <text:p>Ocean - OceanAdvection - Tracers</text:p>
          </table:table-cell>
          <table:table-cell table:style-name="ce26" office:value-type="string">
            <text:p>northward_ocean_salt_transport_due_to_gy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alt Transport due to Overturning </text:p>
          </table:table-cell>
          <table:table-cell table:style-name="ce9" office:value-type="string">
            <text:p>Ocean - OceanAdvection - Tracers</text:p>
          </table:table-cell>
          <table:table-cell table:style-name="ce26" office:value-type="string">
            <text:p>northward_ocean_salt_transport_due_to_overturni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ea Water Transport</text:p>
          </table:table-cell>
          <table:table-cell table:style-name="ce9" office:value-type="string">
            <text:p>Ocean - OceanAdvec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Water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26" office:value-type="string">
            <text:p>water_ﬂux_into_sea_water_from_river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From Icebergs </text:p>
          </table:table-cell>
          <table:table-cell table:style-name="ce12" office:value-type="string">
            <text:p>SeaIce - SeaIceThermodynamics - Ice - seaIceLateralMelting</text:p>
          </table:table-cell>
          <table:table-cell table:style-name="ce26" office:value-type="string">
            <text:p>water_flux_into_sea_water_from_iceberg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26" office:value-type="string">
            <text:p>water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</text:p>
          </table:table-cell>
          <table:table-cell table:style-name="ce9" office:value-type="string">
            <text:p>Ocean - OceanBoundaryForcing</text:p>
          </table:table-cell>
          <table:table-cell table:style-name="ce26" office:value-type="string">
            <text:p>water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into Sea Water Without Flux Correction </text:p>
          </table:table-cell>
          <table:table-cell table:style-name="ce9" office:value-type="string">
            <text:p>Ocean - OceanBoundaryForcing</text:p>
          </table:table-cell>
          <table:table-cell table:style-name="ce26" office:value-type="string">
            <text:p>water_ﬂux_into_sea_water_without_ﬂ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Flux Correction </text:p>
          </table:table-cell>
          <table:table-cell table:style-name="ce9" office:value-type="string">
            <text:p>Ocean - OceanBoundaryForcing</text:p>
          </table:table-cell>
          <table:table-cell table:style-name="ce26" office:value-type="string">
            <text:p>water_ﬂux_corr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Virtual Salt Flux into Sea Water due to Evaporation </text:p>
          </table:table-cell>
          <table:table-cell table:style-name="ce9" office:value-type="string">
            <text:p>Ocean - OceanBoundaryForcing - Tracers</text:p>
          </table:table-cell>
          <table:table-cell table:style-name="ce26" office:value-type="string">
            <text:p>virtual_salt_flux_into_sea_water_due_to_evapora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26" office:value-type="string">
            <text:p>virtual_salt_flux_into_sea_water_from_river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due to Sea Ice Thermodynamics </text:p>
          </table:table-cell>
          <table:table-cell table:style-name="ce12" office:value-type="string">
            <text:p>SeaIce - SeaIceThermodynamics - Ice</text:p>
          </table:table-cell>
          <table:table-cell table:style-name="ce26" office:value-type="string">
            <text:p>virtual_salt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into Sea Water </text:p>
          </table:table-cell>
          <table:table-cell table:style-name="ce9" office:value-type="string">
            <text:p>Ocean - OceanBoundaryForcing - Tracers</text:p>
          </table:table-cell>
          <table:table-cell table:style-name="ce26" office:value-type="string">
            <text:p>virtual_salt_ﬂux_into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Virtual Salt Flux Correction </text:p>
          </table:table-cell>
          <table:table-cell table:style-name="ce9" office:value-type="string">
            <text:p>Ocean - OceanBoundaryForcing - Tracers</text:p>
          </table:table-cell>
          <table:table-cell table:style-name="ce26" office:value-type="string">
            <text:p>virtual_salt_flux_corr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ea Ice Basal Salt Flux</text:p>
          </table:table-cell>
          <table:table-cell table:style-name="ce9" office:value-type="string">
            <text:p>SeaIce - SeaIceDynamics - redistribution </text:p>
          </table:table-cell>
          <table:table-cell table:style-name="ce26" office:value-type="string">
            <text:p>downward_sea_ice_basal_sal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alt Flux into Sea Water from Rivers </text:p>
          </table:table-cell>
          <table:table-cell table:style-name="ce12" office:value-type="string">
            <text:p>LandSurface - RiverRouting - OceanicDischarge</text:p>
          </table:table-cell>
          <table:table-cell table:style-name="ce26" office:value-type="string">
            <text:p>salt_flux_into_sea_water_from_river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ward Geothermal Heat Flux at Sea Floor </text:p>
          </table:table-cell>
          <table:table-cell table:style-name="ce9" office:value-type="string">
            <text:p>Ocean - OceanBoundaryForcing - Tracers - GeothermalHeating</text:p>
          </table:table-cell>
          <table:table-cell table:style-name="ce26" office:value-type="string">
            <text:p>upward_geothermal_heat_flux_at_sea_floo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Flux due to Evaporation Expressed as Heat Flux Out of Sea Water </text:p>
          </table:table-cell>
          <table:table-cell table:style-name="ce9" office:value-type="string">
            <text:p>Ocean - OceanBoundaryForcing</text:p>
          </table:table-cell>
          <table:table-cell table:style-name="ce26" office:value-type="string">
            <text:p>temperature_flux_due_to_evaporation_expressed_as_heat_flux_out_of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Snow Thermodynamics </text:p>
          </table:table-cell>
          <table:table-cell table:style-name="ce9" office:value-type="string">
            <text:p>SeaIce - SeaIceThermodynamics - Snow</text:p>
          </table:table-cell>
          <table:table-cell table:style-name="ce26" office:value-type="string">
            <text:p>heat_flux_into_sea_water_due_to_snow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Sea Ice Thermodynamics </text:p>
          </table:table-cell>
          <table:table-cell table:style-name="ce9" office:value-type="string">
            <text:p>SeaIce - SeaIceThermodynamics - Ice</text:p>
          </table:table-cell>
          <table:table-cell table:style-name="ce26" office:value-type="string">
            <text:p>heat_flux_into_sea_water_due_to_sea_ice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into Sea Water due to Iceberg Thermodynamics </text:p>
          </table:table-cell>
          <table:table-cell table:style-name="ce9" office:value-type="string">
            <text:p>SeaIce - SeaIceThermodynamics - Ice</text:p>
          </table:table-cell>
          <table:table-cell table:style-name="ce26" office:value-type="string">
            <text:p>heat_flux_into_sea_water_due_to_iceberg_thermodynamic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Net Downward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net_downward_longwave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Latent Heat Flux</text:p>
          </table:table-cell>
          <table:table-cell table:style-name="ce9" office:value-type="string">
            <text:p>LandSurface - SurfaceEnergyBalance</text:p>
          </table:table-cell>
          <table:table-cell table:style-name="ce26" office:value-type="string">
            <text:p>surface_downward_latent_hea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Sensible Heat Flux</text:p>
          </table:table-cell>
          <table:table-cell table:style-name="ce9" office:value-type="string">
            <text:p>LandSurface - SurfaceEnergyBalance</text:p>
          </table:table-cell>
          <table:table-cell table:style-name="ce26" office:value-type="string">
            <text:p>surface_downward_sensible_heat_ﬂ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 in Sea Water </text:p>
          </table:table-cell>
          <table:table-cell table:style-name="Default" office:value-type="string">
            <text:p>Ocean - OceanBoundaryForcing</text:p>
          </table:table-cell>
          <table:table-cell table:style-name="ce27" office:value-type="string">
            <text:p>downwelling_shortwave_flux_in_sea_wat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at Flux Correction </text:p>
          </table:table-cell>
          <table:table-cell table:style-name="Default" office:value-type="string">
            <text:p>Ocean - OceanBoundaryForcing</text:p>
          </table:table-cell>
          <table:table-cell table:style-name="ce26" office:value-type="string">
            <text:p>heat_ﬂux_corr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Physical, Vegetation, Soil, and Biogeochemical Variables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oil Moisture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 </text:p>
          </table:table-cell>
          <table:table-cell table:style-name="ce9" office:value-type="string">
            <text:p>LandSurface - LandSurfaceSoil - SoilHydrology</text:p>
          </table:table-cell>
          <table:table-cell table:style-name="ce26" office:value-type="string">
            <text:p>soil_frozen_water_content_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Runoff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surface_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vaporation from Canopy</text:p>
          </table:table-cell>
          <table:table-cell table:style-name="ce9" office:value-type="string">
            <text:p>LandSurface - LandSurfaceVegetation</text:p>
          </table:table-cell>
          <table:table-cell table:style-name="ce27" office:value-type="string">
            <text:p>water_evaporation_flux_from_canop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 Beta Factor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Water Evaporation from Soil‡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water_evaporation_flux_from_soi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anspiration‡</text:p>
          </table:table-cell>
          <table:table-cell table:style-name="ce9" office:value-type="string">
            <text:p>LandSurface - LandSurfaceVegetation</text:p>
          </table:table-cell>
          <table:table-cell table:style-name="ce27" office:value-type="string">
            <text:p>transpir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<text:s/>Water Content of Soil Layer‡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of Soil</text:p>
          </table:table-cell>
          <table:table-cell table:style-name="ce9" office:value-type="string">
            <text:p>LandSurface - LandSurfaceSoil</text:p>
          </table:table-cell>
          <table:table-cell table:style-name="ce27" office:value-type="string">
            <text:p>soil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atural Grass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rub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rop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nthropogenic Pasture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re Soil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ction of Grid Cell that is Land but Neither Vegetation-Covered nor Bare Soil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urnt Area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Carbon in Vege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3" office:value-type="string">
            <text:p>vegetation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itter Pool</text:p>
          </table:table-cell>
          <table:table-cell table:style-name="ce9" office:value-type="string">
            <text:p>LandSurface - LandSurfaceCarbonCycle</text:p>
          </table:table-cell>
          <table:table-cell table:style-name="ce23" office:value-type="string">
            <text:p>litter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23" office:value-type="string">
            <text:p>soil_carbon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Products of Land Use Change</text:p>
          </table:table-cell>
          <table:table-cell table:style-name="ce9" office:value-type="string">
            <text:p>LandSurface - LandSurfaceCarbonCycl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eaf Area Fra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7" office:value-type="string">
            <text:p>Leaf_Area_Inde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ss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7" office:value-type="string">
            <text:p>gross_primary_productivity of 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utotrophic (Plant)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t Primary Produc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7" office:value-type="string">
            <text:p>net_primary_productivity_of_carb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Heterotrophic Respiration</text:p>
          </table:table-cell>
          <table:table-cell table:style-name="ce9" office:value-type="string">
            <text:p>LandSurface - LandSurfaceCarbonCycle</text:p>
          </table:table-cell>
          <table:table-cell table:style-name="ce27" office:value-type="string">
            <text:p>heterotrophic_respiration_carb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Leaves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Roots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Other Living Compartments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Coarse Woody Debris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Above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Below-Ground Litter</text:p>
          </table:table-cell>
          <table:table-cell table:style-name="ce9" office:value-type="string">
            <text:p>LandSurface - LandSurfaceCarbonCycle - 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Fast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Medium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rbon in Slow Soil Pool</text:p>
          </table:table-cell>
          <table:table-cell table:style-name="ce9" office:value-type="string">
            <text:p>LandSurface - LandSurfaceCarbonCycle - 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ctional Land Cover of PFT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Prim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Deciduous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Secondary Evergreen Tree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3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4 PFT Cover Fraction</text:p>
          </table:table-cell>
          <table:table-cell table:style-name="ce9" office:value-type="string">
            <text:p>LandSurface - LandSurface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Growth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intenance Autotrophic Respir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Leaf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Wood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from Atmosphere due to NPP Allocation to Root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Deforestation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2 Flux to Atmosphere from Wood Harvest</text:p>
          </table:table-cell>
          <table:table-cell table:style-name="ce9" office:value-type="string">
            <text:p>LandSurface - LandSurfaceCarbonCycle - Veget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Cryospher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Area Fraction</text:p>
          </table:table-cell>
          <table:table-cell table:style-name="ce9" office:value-type="string">
            <text:p>LandSurface - landSurfaceSnow</text:p>
          </table:table-cell>
          <table:table-cell table:style-name="ce27" office:value-type="string">
            <text:p>surface_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mount</text:p>
          </table:table-cell>
          <table:table-cell table:style-name="ce9" office:value-type="string">
            <text:p>LandSurface - landSurfaceSnow</text:p>
          </table:table-cell>
          <table:table-cell table:style-name="ce26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LandSurface - landSurfaceSnow</text:p>
          </table:table-cell>
          <table:table-cell table:style-name="ce27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Snow Layer</text:p>
          </table:table-cell>
          <table:table-cell table:style-name="ce9" office:value-type="string">
            <text:p>LandSurface - landSurfaceSnow</text:p>
          </table:table-cell>
          <table:table-cell table:style-name="ce26" office:value-type="string">
            <text:p>liquid_water_content_of_snow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il Frozen Water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26" office:value-type="string">
            <text:p>soil_frozen_water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il Water Content</text:p>
          </table:table-cell>
          <table:table-cell table:style-name="ce9" office:value-type="string">
            <text:p>LandSurface - LandSurfaceSoil - SoilHydrology</text:p>
          </table:table-cell>
          <table:table-cell table:style-name="ce28" office:value-type="string">
            <text:p>liquid_water_content_of_soil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Grain Size</text:p>
          </table:table-cell>
          <table:table-cell table:style-name="ce12" office:value-type="string">
            <text:p>LandSurface - landSurfaceSnow</text:p>
          </table:table-cell>
          <table:table-cell table:style-name="ce29" office:value-type="string">
            <text:p>snow_grain_siz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Soot Content</text:p>
          </table:table-cell>
          <table:table-cell table:style-name="ce12" office:value-type="string">
            <text:p>LandSurface - landSurfaceSnow</text:p>
          </table:table-cell>
          <table:table-cell table:style-name="ce29" office:value-type="string">
            <text:p>snow_soot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Age</text:p>
          </table:table-cell>
          <table:table-cell table:style-name="ce12" office:value-type="string">
            <text:p>LandSurface - landSurfaceSnow</text:p>
          </table:table-cell>
          <table:table-cell table:style-name="ce30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Internal Temperature</text:p>
          </table:table-cell>
          <table:table-cell table:style-name="ce12" office:value-type="string">
            <text:p>LandSurface - landSurfaceSnow</text:p>
          </table:table-cell>
          <table:table-cell table:style-name="ce28" office:value-type="string">
            <text:p>snow_temperatur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now Thermal Energy Content</text:p>
          </table:table-cell>
          <table:table-cell table:style-name="ce12" office:value-type="string">
            <text:p>LandSurface - landSurfaceSnow</text:p>
          </table:table-cell>
          <table:table-cell table:style-name="ce29" office:value-type="string">
            <text:p>snow_thermal_energy_conten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urface Snow Melt</text:p>
          </table:table-cell>
          <table:table-cell table:style-name="ce12" office:value-type="string">
            <text:p>LandSurface - landSurfaceSnow</text:p>
          </table:table-cell>
          <table:table-cell table:style-name="ce28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Heat Flux into Snow Where Land over Land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ermafrost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Permafrost Layer</text:p>
          </table:table-cell>
          <table:table-cell table:style-name="ce9" office:value-type="string">
            <text:p>LandSurface - LandSurfaceSoil - SoilHydrolog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ctive Layer Thickness</text:p>
          </table:table-cell>
          <table:table-cell table:style-name="ce9" office:value-type="string">
            <text:p>LandSurface - LandSurfaceSoil - SoilHydrolog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Water Content of Active Layer</text:p>
          </table:table-cell>
          <table:table-cell table:style-name="ce9" office:value-type="string">
            <text:p>LandSurface - LandSurfaceSoil - SoilHydrology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mperature Profile in Active/Permafrost Layers</text:p>
          </table:table-cell>
          <table:table-cell table:style-name="ce9" office:value-type="string">
            <text:p>LandSurface - LandSurfaceSoi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quilibrium Line Altitude</text:p>
          </table:table-cell>
          <table:table-cell table:style-name="ce9" office:value-type="string">
            <text:p>LandIce</text:p>
          </table:table-cell>
          <table:table-cell table:style-name="ce26" office:value-type="string">
            <text:p>equilibrium_line_altitud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eezing Line Altitude</text:p>
          </table:table-cell>
          <table:table-cell table:style-name="ce9" office:value-type="string">
            <text:p>LandIc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Cryosphere Field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Default" office:value-type="string">
            <text:p>SeaIce</text:p>
          </table:table-cell>
          <table:table-cell table:style-name="ce26" office:value-type="string">
            <text:p>sea_ice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hickness</text:p>
          </table:table-cell>
          <table:table-cell table:style-name="ce12" office:value-type="string">
            <text:p>SeaIce</text:p>
          </table:table-cell>
          <table:table-cell table:style-name="ce26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Depth</text:p>
          </table:table-cell>
          <table:table-cell table:style-name="ce9" office:value-type="string">
            <text:p>SeaIce - SeaIceThermodynamics - Snow</text:p>
          </table:table-cell>
          <table:table-cell table:style-name="ce27" office:value-type="string">
            <text:p>surface_snow_thickness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Snow Area Fraction</text:p>
          </table:table-cell>
          <table:table-cell table:style-name="ce9" office:value-type="string">
            <text:p>SeaIce - SeaIceThermodynamics - Snow</text:p>
          </table:table-cell>
          <table:table-cell table:style-name="ce26" office:value-type="string">
            <text:p>surface_snow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re Sea Ice Albedo</text:p>
          </table:table-cell>
          <table:table-cell table:style-name="Default" office:value-type="string">
            <text:p>SeaIce - SeaIceThermodynamics - SurfaceAlbedo</text:p>
          </table:table-cell>
          <table:table-cell table:style-name="ce27" office:value-type="string">
            <text:p>sea_ice_albedo</text:p>
          </table:table-cell>
          <table:table-cell table:style-name="ce33" office:value-type="string">
            <text:p>See Notes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ea Ice Salinity</text:p>
          </table:table-cell>
          <table:table-cell table:style-name="ce9" office:value-type="string">
            <text:p>SeaIc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Temperature of Sea Ice</text:p>
          </table:table-cell>
          <table:table-cell table:style-name="ce9" office:value-type="string">
            <text:p>SeaIce - SeaIceThermodynamics - Ice</text:p>
          </table:table-cell>
          <table:table-cell table:style-name="ce27" office:value-type="string">
            <text:p>sea_i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ge of Sea Ice</text:p>
          </table:table-cell>
          <table:table-cell table:style-name="ce9" office:value-type="string">
            <text:p>Sea Ic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Frazil Sea Ice Growth (Leads) Rate</text:p>
          </table:table-cell>
          <table:table-cell table:style-name="ce9" office:value-type="string">
            <text:p>SeaIce - SeaIceThermodynamics - NewIceForm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gelation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ateral Sea Ice Growth Rate</text:p>
          </table:table-cell>
          <table:table-cell table:style-name="ce9" office:value-type="string">
            <text:p>SeaIce - SeaIceThermodynamics - NewIceForm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-Ice Formation Rate</text:p>
          </table:table-cell>
          <table:table-cell table:style-name="ce9" office:value-type="string">
            <text:p>SeaIce - SeaIceThermodynamics - NewIceForma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now Melt Rate</text:p>
          </table:table-cell>
          <table:table-cell table:style-name="ce9" office:value-type="string">
            <text:p>SeaIce - SeaIceThermodynamics</text:p>
          </table:table-cell>
          <table:table-cell table:style-name="ce23" office:value-type="string">
            <text:p>surface_snow_mel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Upper Surface of Sea Ice</text:p>
          </table:table-cell>
          <table:table-cell table:style-name="ce9" office:value-type="string">
            <text:p>SeaIce - SeaIceThermo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ate of Melt at Sea Ice Base</text:p>
          </table:table-cell>
          <table:table-cell table:style-name="ce9" office:value-type="string">
            <text:p>SeaIce - SeaIceThermodynamics - Ic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Total Heat Content</text:p>
          </table:table-cell>
          <table:table-cell table:style-name="ce9" office:value-type="string">
            <text:p>SeaIc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Shortwave over Sea Ice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ard Long Wave over Sea Ice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 over Sea Ic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 over Sea Ic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blimation over Sea Ice</text:p>
          </table:table-cell>
          <table:table-cell table:style-name="ce9" office:value-type="string">
            <text:p>SeaIce - SeaIceThermodynamics - Ice</text:p>
          </table:table-cell>
          <table:table-cell table:style-name="ce27" office:value-type="string">
            <text:p>surface_snow_and_ice_sublim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27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Transport</text:p>
          </table:table-cell>
          <table:table-cell table:style-name="ce9" office:value-type="string">
            <text:p>SeaIce - SeaIceDynamics - Advection</text:p>
          </table:table-cell>
          <table:table-cell table:style-name="ce27" office:value-type="string">
            <text:p>sea_ice_transport_across_lin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Mass Transport Through Fram Strait</text:p>
          </table:table-cell>
          <table:table-cell table:style-name="ce9" office:value-type="string">
            <text:p>SeaIce - SeaIceDynamics - Advec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Atmospheric Stress On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Ocean Stress On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Ocean Stress On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mpressive Sea Ice Strength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Divergence of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in Rate Shear of Sea Ic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Ridging Rate</text:p>
          </table:table-cell>
          <table:table-cell table:style-name="ce9" office:value-type="string">
            <text:p>SeaIce - SeaIceDynam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Aerosol-Relate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(Aerosol Optics)</text:p>
          </table:table-cell>
          <table:table-cell table:style-name="ce9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Fine Aerosol Opitical Thickness at 550 nm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Aerosol Absorption Optical Thickness at 550 nm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mbient Aerosol Opitical Thickness at 870 nm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24"/>
          <table:table-cell table:number-columns-repeated="1021"/>
        </table:table-row>
        <table:table-row table:style-name="ro2">
          <table:table-cell table:style-name="ce4" office:value-type="string">
            <text:p>(Aerosol budgets)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mission Rate of Dry Aerosol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Dry Aerosol Prim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primary_particulate_organic_matter_dry_aerosol_due_to_emis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mission Rate of Dry Aerosol Secondary Organic Matter</text:p>
          </table:table-cell>
          <table:table-cell table:style-name="ce9" office:value-type="string">
            <text:p>AtmosphericAerosol - Processes - Emiss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Emission Rate of Black Carbon Aerosol Mass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black_carbon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Prim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prim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ry Aerosol Secondary Organic Matter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secondary_particulate_organic_matter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Black Carbon Aerosol Mass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black_carbon_dry_aerosol_due_to_dry_deposi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of Primary Aerosol from Biomass Burning</text:p>
          </table:table-cell>
          <table:table-cell table:style-name="ce9" office:value-type="string">
            <text:p>AtmosphericAerosol - Processes - Emiss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Rate of SO2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sulfur_diox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Direct Emission Rate of SO4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sulfate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MS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dimethyl_sulfide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2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sulfur_diox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O4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sulfate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MS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dimethyl_sulfide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4</text:p>
          </table:table-cell>
          <table:table-cell table:style-name="ce9" office:value-type="string">
            <text:p>AtmosphericAerosol - Processes - WetDeposition </text:p>
          </table:table-cell>
          <table:table-cell table:style-name="ce23" office:value-type="string">
            <text:p>tendency_of_atmosphere_mass_content_of_sulfate_dry_aerosol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SO2</text:p>
          </table:table-cell>
          <table:table-cell table:style-name="ce9" office:value-type="string">
            <text:p>AtmosphericAerosol - Processes - WetDeposition </text:p>
          </table:table-cell>
          <table:table-cell table:style-name="ce23" office:value-type="string">
            <text:p>tendency_of_atmosphere_mass_content_of_sulfur_dioxide_due_to_wet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Wet Deposition Rate of DMS</text:p>
          </table:table-cell>
          <table:table-cell table:style-name="ce9" office:value-type="string">
            <text:p>AtmosphericAerosol - Processes - WetDeposition </text:p>
          </table:table-cell>
          <table:table-cell table:style-name="ce23" office:value-type="string">
            <text:p>tendency_of_atmosphere_mass_content_of_dimethyl_sulfide_due_to_wet_deposi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Emission Rate of NH3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ammonia_due_to_emiss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ry Deposition Rate of NH3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ammonia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NH4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ammonium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Seasalt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seasal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Seasalt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seasalt_dry_aerosol_due_to_dry_deposi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otal Emission Rate of Dust</text:p>
          </table:table-cell>
          <table:table-cell table:style-name="ce9" office:value-type="string">
            <text:p>AtmosphericAerosol - Processes - Emission</text:p>
          </table:table-cell>
          <table:table-cell table:style-name="ce23" office:value-type="string">
            <text:p>tendency_of_atmosphere_mass_content_of_dust_dry_aerosol_due_to_emis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ry Deposition Rate of Dust</text:p>
          </table:table-cell>
          <table:table-cell table:style-name="ce9" office:value-type="string">
            <text:p>AtmosphericAerosol - Processes - DryDeposition</text:p>
          </table:table-cell>
          <table:table-cell table:style-name="ce23" office:value-type="string">
            <text:p>tendency_of_atmosphere_mass_content_of_dust_dry_aerosol_due_to_dry_deposi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Aerosol load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Load of Dry Aerosol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primary_particulate_organic_matter_dry_aeroso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Load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secondary_particulate_organic_matter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Black Carbon Aerosol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black_carbon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O4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sulfat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Dust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dus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Seasalt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seasalt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O3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nitrate_dry_aeroso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ad of NH4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atmosphere_mass_content_of_ammonium_dry_aeroso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Surface Concentrations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Surface 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primary_particulate_organic_matter_dry_aerosol_in_ai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urface 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secondary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O4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sulph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Dust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Seasalt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O3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Concentration of NH4</text:p>
          </table:table-cell>
          <table:table-cell table:style-name="ce9" office:value-type="string">
            <text:p>AtmosphericAerosol</text:p>
          </table:table-cell>
          <table:table-cell table:style-name="ce23" office:value-type="string">
            <text:p>mass_concentration_of_ammonium_dry_aerosol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4" office:value-type="string">
            <text:p>(Clouds and radiation)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9" office:value-type="string">
            <text:p>Liquid Cloud-Top Effective Droplet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iquid Cloud Droplet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ce Crystal Number Concent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lumn Integrated Cloud Droplet Numb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atmosphere_number_content_of_cloud_droplets</text:p>
          </table:table-cell>
          <table:table-cell table:number-columns-repeated="1021"/>
        </table:table-row>
        <table:table-row table:style-name="ro1">
          <table:table-cell table:style-name="ce9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Ambient Aerosol Extinction Optical Thickness at 550 nm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Organic Matter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particulate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Primary Organic Matter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primary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ry Aerosol Secondary Organic Matter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secondary_organic_matter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iomass Burning Aerosol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Black Carbon Aerosol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black_carbon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econdary Primary Organic Matter Dry Aerosol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Aerosol Water 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water_in_ambient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4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sulf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O2</text:p>
          </table:table-cell>
          <table:table-cell table:style-name="ce9" office:value-type="string">
            <text:p>AtmosphericChemistry - GasPhaseChemistry</text:p>
          </table:table-cell>
          <table:table-cell table:style-name="ce31" office:value-type="string">
            <text:p>mole_concentration_of_sulfur_diox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MS</text:p>
          </table:table-cell>
          <table:table-cell table:style-name="ce9" office:value-type="string">
            <text:p>AtmosphericChemistry - GasPhaseChemistry</text:p>
          </table:table-cell>
          <table:table-cell table:style-name="ce31" office:value-type="string">
            <text:p>mole_concentration_of_dimethyl_sulfid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O3 Aerosol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nitrate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NH4 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ammonium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Seasalt 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seasal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centration of Dust </text:p>
          </table:table-cell>
          <table:table-cell table:style-name="ce9" office:value-type="string">
            <text:p>AtmosphericAerosol</text:p>
          </table:table-cell>
          <table:table-cell table:style-name="ce31" office:value-type="string">
            <text:p>mass_concentration_of_dust_dry_aerosol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erosol Number Concentration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of Nucleation Mode Aerosol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umber Concentration Coarse Mode Aerosol</text:p>
          </table:table-cell>
          <table:table-cell table:style-name="ce9" office:value-type="string">
            <text:p>AtmosphericAerosol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Cloud Droplet Effective Radius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aily Mean Atmosphere, Ocean and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inimum Near-Surface Air Temperatur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Near-Surface Air Temperatur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Air Temperatur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pressure_at_sea_level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-Mean Wind Speed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quare of Sea Surface Temperature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surface_temperature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soil_moisture_content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Relative Humidity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inimum Relative Humidity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aily Maximum Relative Humidity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lid Precipita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solid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 - Runoff</text:p>
          </table:table-cell>
          <table:table-cell table:style-name="ce27" office:value-type="string">
            <text:p>runoff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aily Maximum Wind Speed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wind_spee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2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2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A Outgoing Longwave Radiation</text:p>
          </table:table-cell>
          <table:table-cell table:style-name="ce9" office:value-type="string">
            <text:p>Atmosphere - AtmosRadiation - Longwave</text:p>
          </table:table-cell>
          <table:table-cell table:style-name="ce27" office:value-type="string">
            <text:p>toa_outgoing_longwave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ean Square of Sea Surface Temperature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quare_of_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26" office:value-type="string">
            <text:p>east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Sea Ice Velocity</text:p>
          </table:table-cell>
          <table:table-cell table:style-name="ce9" office:value-type="string">
            <text:p>SeaIce - SeaIceDynamics - Advection</text:p>
          </table:table-cell>
          <table:table-cell table:style-name="ce26" office:value-type="string">
            <text:p>northward_sea_ice_veloc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Ice Area Fraction</text:p>
          </table:table-cell>
          <table:table-cell table:style-name="ce9" office:value-type="string">
            <text:p>SeaIce</text:p>
          </table:table-cell>
          <table:table-cell table:style-name="ce26" office:value-type="string">
            <text:p>sea_ice_area_frac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Fields (sampled every 6 hours) for driving regional model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Air Press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Fields (sampled every 6 hours) for storm-track analysis and other advanced diagnostic application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Level Pressure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pressure_at_sea_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2-D Atmospheric and Surface Fields Sampled every 3 hour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cipita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upwelling_shortwave_flux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Eastward Near-Surface Wind Speed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orthward Near-Surface Wind Speed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Near-Surface Specific Humidity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oisture in Upper 0.1 m of Soil Column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moisture_content_of_soil_laye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 Surface Temperature</text:p>
          </table:table-cell>
          <table:table-cell table:style-name="ce9" office:value-type="string">
            <text:p>Ocean</text:p>
          </table:table-cell>
          <table:table-cell table:style-name="ce26" office:value-type="string">
            <text:p>sea_surface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3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Runoff</text:p>
          </table:table-cell>
          <table:table-cell table:style-name="ce9" office:value-type="string">
            <text:p>LandSurface - LandSurfaceSoil - SoilHydrology</text:p>
          </table:table-cell>
          <table:table-cell table:style-name="ce27" office:value-type="string">
            <text:p>runoff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Press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press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26" office:value-type="string">
            <text:p>total_cloud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ard Diffuse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Monthly-Mean Cloud Diagnostic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air_temperature_due_to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26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Air Temperature due to Moist Convection</text:p>
          </table:table-cell>
          <table:table-cell table:style-name="ce9" office:value-type="string">
            <text:p>Atmosphere - TurbulenceCloudsConvection</text:p>
          </table:table-cell>
          <table:table-cell table:style-name="ce26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Convection</text:p>
          </table:table-cell>
          <table:table-cell table:style-name="ce9" office:value-type="string">
            <text:p>Atmosphere - TurbulenceCloudsConvection</text:p>
          </table:table-cell>
          <table:table-cell table:style-name="ce26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Diffusion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specific_humidity_due_to_diffu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loudsConvec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specific_humidity_due_to_model_physics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Convective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22" office:value-type="string">
            <text:p>Convective Cloud Area 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Liquid Water 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Convective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tratiform Cloud Area Fraction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large_scale_cloud_area_fraction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Liquid Wate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Mass Fraction of Stratifor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Mass_Fraction_of_Stratiform_Cloud_Ice_in_air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Up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owndraught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hallow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eep Convective Mass Flux</text:p>
          </table:table-cell>
          <table:table-cell table:style-name="ce9" office:value-type="string">
            <text:p>Atmosphere - TurbulenceCloudsConvection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Convective Detrainment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Heter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Heter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Riming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Rming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Accret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Melting From Cloud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Melting_from_cloud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utoconvers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Liquid_Water_in_air_due_to_Autoconvers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Liquid Water due to Advection</text:p>
          </table:table-cell>
          <table:table-cell table:style-name="ce9" office:value-type="string">
            <text:p>Atmosphere - DynamicalCore</text:p>
          </table:table-cell>
          <table:table-cell table:style-name="ce23" office:value-type="string">
            <text:p>Tendency_of_Mass_Fraction_of_Stratiform_Cloud_Liquid_Water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9" office:value-type="string">
            <text:p>Tendency of Mass Fraction of Stratiform Cloud Ice Due Convective Detrainment</text:p>
          </table:table-cell>
          <table:table-cell table:style-name="ce9" office:value-type="string">
            <text:p>Atmosphere - TurbulenceCloudsConvection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omogeneous Nucle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Homogeneous_Nucle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Heterogeneous_Nucleation_from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Heterogeneous Nucleation From Water Vapor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Heterogeneous_Nucleation_from_water_vapour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Riming From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Riming_from_cloud_liquid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Riming From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Riming_from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Deposition and Sublim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Deposition_and_Sublim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ggreg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Aggreg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ccret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Accret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Evaporation of Melting Ice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Evaporation_of_melting_ic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Melting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Melting to Cloud Liquid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Melting_to_Cloud_liquid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Tendency of Mass Fraction of Stratiform Cloud Ice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Ice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Ice due to Advection</text:p>
          </table:table-cell>
          <table:table-cell table:style-name="ce9" office:value-type="string">
            <text:p>Atmosphere - DynamicalCore</text:p>
          </table:table-cell>
          <table:table-cell table:style-name="ce23" office:value-type="string">
            <text:p>Tendency_of_Mass_Fraction_of_Stratiform_Cloud_Ice_in_air_due_to_Advec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Condensation and Evaporatio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condensed_water_in_air_due_to_condensation_and_evaporatio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Rain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condensed_water_in_air_due_to_autoconversion_to_rai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utoconversion to Snow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condensed_water_in_air_due_to_autoconversion_to_snow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Icefall</text:p>
          </table:table-cell>
          <table:table-cell table:style-name="ce9" office:value-type="string">
            <text:p>Atmosphere - TurbulenceCloudsConvection - Microphysics</text:p>
          </table:table-cell>
          <table:table-cell table:style-name="ce23" office:value-type="string">
            <text:p>Tendency_of_Mass_Fraction_of_Stratiform_Cloud_condensed_water_in_air_due_to_icefall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Tendency of Mass Fraction of Stratiform Cloud Condensed Water due to Advection</text:p>
          </table:table-cell>
          <table:table-cell table:style-name="ce9" office:value-type="string">
            <text:p>Atmosphere - DynamicalCore</text:p>
          </table:table-cell>
          <table:table-cell table:style-name="ce23" office:value-type="string">
            <text:p>Tendency_of_Mass_Fraction_of_Stratiform_Cloud_condensed_water_in_air_due_to_advec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TOA Outgoing Shortwave Radiation i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/>
          <table:table-cell table:style-name="ce5"/>
          <table:table-cell table:number-columns-repeated="1021"/>
        </table:table-row>
        <table:table-row table:style-name="ro2">
          <table:table-cell table:style-name="ce12" office:value-type="string">
            <text:p>Up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 4XCO2 Atmosphere</text:p>
          </table:table-cell>
          <table:table-cell table:style-name="ce9" office:value-type="string">
            <text:p>Atmosphere - AtmosRadiation - long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 4XCO2 Atmosphere</text:p>
          </table:table-cell>
          <table:table-cell table:style-name="ce9" office:value-type="string">
            <text:p>Atmosphere - AtmosRadiation - Shortwav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12"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"CFMIP Monthly Offline" Cloud Diagnostic Field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Daily-Mean Cloud Diagnostic Field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air pressure</text:p>
          </table:table-cell>
          <table:table-cell table:style-name="ce5" office:value-type="string">
            <text:p>Atmosphere</text:p>
          </table:table-cell>
          <table:table-cell table:style-name="ce25" office:value-type="string">
            <text:p>surface_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Incident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3" office:value-type="string">
            <text:p>toa_incoming_shortwave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Shortwave Radiation</text:p>
          </table:table-cell>
          <table:table-cell table:style-name="ce9" office:value-type="string">
            <text:p>Atmosphere - AtmosRadiation - Shortwave</text:p>
          </table:table-cell>
          <table:table-cell table:style-name="ce23" office:value-type="string">
            <text:p>toa_outcoming_shortwave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elling clear 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surface_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surface_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toa_outgoing_long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a outgo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3" office:value-type="string">
            <text:p>toa_outgoing_shortwave_flux_assuming_clear_sky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cloud fraction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cloud_area_fra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Water Content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atmosphere_cloud_liquid_water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umn Integerated Cloud Ice Content</text:p>
          </table:table-cell>
          <table:table-cell table:style-name="ce9" office:value-type="string">
            <text:p>Atmosphere - TurbulenceConvectionClouds</text:p>
          </table:table-cell>
          <table:table-cell table:style-name="ce23" office:value-type="string">
            <text:p>atmosphere_cloud_ice_conten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Base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Pressure at Convective Cloud Top</text:p>
          </table:table-cell>
          <table:table-cell table:style-name="ce9" office:value-type="string">
            <text:p>Atmosphere</text:p>
          </table:table-cell>
          <table:table-cell table:style-name="ce22" office:value-type="string">
            <text:p>air_pressure_at_convective_cloud_top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Precipit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3" office:value-type="string">
            <text:p>Convective_precipitation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Latent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latent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ard Sensible Heat Flux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urface_upward_sensible_heat_flux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down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surface_upwelling_long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downwelling_shortwave_flux_in_ai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urface 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surface_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OA Outgo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3" office:value-type="string">
            <text:p>toa_outgoing_longwave_flux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 in Atmosphere Layer</text:p>
          </table:table-cell>
          <table:table-cell table:style-name="ce9" office:value-type="string">
            <text:p>Atmosphere - TurbulenceConvectionClouds</text:p>
          </table:table-cell>
          <table:table-cell table:style-name="ce26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Levels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press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ressure on Model Half-Levels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air_pressu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-Hourly Cloud Diagnostic Field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Water</text:p>
          </table:table-cell>
          <table:table-cell table:style-name="ce9" office:value-type="string">
            <text:p>Atmosphere</text:p>
          </table:table-cell>
          <table:table-cell table:style-name="ce27" office:value-type="string">
            <text:p>mass_fraction_of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stratiform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stratiform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onvective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onvective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Liquid Water 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stratiform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stratiform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convective_cloud_liquid_water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convective_cloud_ice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Graupe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large_scale_graupe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6" office:value-type="string">
            <text:p>convectiv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Rain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large_scale_rain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6" office:value-type="string">
            <text:p>convectiv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Snowfall Flux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large_scale_snowfall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Graupe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stratiform_cloud_graupe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Rain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stratiform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Convective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convective_cloud_rainfall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Hydrometeor Effective Radius of Stratiform Snowfall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effective_radius_of_stratiform_cloud_snow_particl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27" office:value-type="string">
            <text:p>atmosphere_optical_thickness_due_to_stratiform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Optical Depth</text:p>
          </table:table-cell>
          <table:table-cell table:style-name="ce9" office:value-type="string">
            <text:p>Atmosphere - Radiation - CloudRadiativeProperties</text:p>
          </table:table-cell>
          <table:table-cell table:style-name="ce27" office:value-type="string">
            <text:p>atmosphere_optical_thickness_due_to_convective_clou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tratiform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27" office:value-type="string">
            <text:p>stratiform_cloud_longwave_emissiv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Cloud Emissivity</text:p>
          </table:table-cell>
          <table:table-cell table:style-name="ce9" office:value-type="string">
            <text:p>Atmosphere - Radiation - CloudRadiativeProperties</text:p>
          </table:table-cell>
          <table:table-cell table:style-name="ce27" office:value-type="string">
            <text:p>convective_cloud_longwave_emiss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0-Minute Cloud Diagnostic Field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loud Area Fraction</text:p>
          </table:table-cell>
          <table:table-cell table:style-name="ce9" office:value-type="string">
            <text:p>Atmosphere - TurbulenceConvectionClouds</text:p>
          </table:table-cell>
          <table:table-cell table:style-name="ce27" office:value-type="string">
            <text:p>cloud_area_fraction_in_atmosphere_laye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Liquid Water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loud_liquid_water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Mass Fraction of Cloud Ice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7" office:value-type="string">
            <text:p>mass_fraction_of_cloud_ice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nvective Mass Flux</text:p>
          </table:table-cell>
          <table:table-cell table:style-name="ce9" office:value-type="string">
            <text:p>Atmosphere - TurbulenceConvectionClouds</text:p>
          </table:table-cell>
          <table:table-cell table:style-name="ce27" office:value-type="string">
            <text:p>atmosphere_convective_mass_flux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East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east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Northward Wind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northward_wind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Relative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relative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mega (=dp/dt)</text:p>
          </table:table-cell>
          <table:table-cell table:style-name="ce9" office:value-type="string">
            <text:p>Atmosphere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Geopotential Height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geopotential_height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up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up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downwelling_long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downwelling_shortwave_flux_in_ai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up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Up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up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Longwave Radiation</text:p>
          </table:table-cell>
          <table:table-cell table:style-name="ce9" office:value-type="string">
            <text:p>Atmosphere - Radiation - Longwave</text:p>
          </table:table-cell>
          <table:table-cell table:style-name="ce27" office:value-type="string">
            <text:p>downwelling_long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Downwelling Clear-Sky Shortwave Radiation</text:p>
          </table:table-cell>
          <table:table-cell table:style-name="ce9" office:value-type="string">
            <text:p>Atmosphere - Radiation - Shortwave</text:p>
          </table:table-cell>
          <table:table-cell table:style-name="ce27" office:value-type="string">
            <text:p>downwelling_shortwave_flux_in_air_assuming_clear_sk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air_temperature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Advection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air_temperature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Diabatic Processes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air_temperature_due_to_diabatic_processes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Radiative Heating</text:p>
          </table:table-cell>
          <table:table-cell table:style-name="ce9" office:value-type="string">
            <text:p>Atmosphere - Radiation</text:p>
          </table:table-cell>
          <table:table-cell table:style-name="ce26" office:value-type="string">
            <text:p>tendency_of_air_temperature_due_to_radiative_heating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Air Temperature due to Moist Convection</text:p>
          </table:table-cell>
          <table:table-cell table:style-name="ce9" office:value-type="string">
            <text:p>Atmosphere - TurbulenceConvectionClouds</text:p>
          </table:table-cell>
          <table:table-cell table:style-name="ce26" office:value-type="string">
            <text:p>tendency_of_air_temperature_due_to_moist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specific_humidity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Advection</text:p>
          </table:table-cell>
          <table:table-cell table:style-name="ce9" office:value-type="string">
            <text:p>Atmosphere - DynamicalCore</text:p>
          </table:table-cell>
          <table:table-cell table:style-name="ce26" office:value-type="string">
            <text:p>tendency_of_specific_humidity_due_to_ad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Convection</text:p>
          </table:table-cell>
          <table:table-cell table:style-name="ce9" office:value-type="string">
            <text:p>Atmosphere - TurbulenceConvectionClouds</text:p>
          </table:table-cell>
          <table:table-cell table:style-name="ce26" office:value-type="string">
            <text:p>tendency_of_specific_humidity_due_to_convect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Diffusion</text:p>
          </table:table-cell>
          <table:table-cell table:style-name="ce9" office:value-type="string">
            <text:p>Atmosphere</text:p>
          </table:table-cell>
          <table:table-cell table:style-name="ce26" office:value-type="string">
            <text:p>tendency_of_specific_humidity_due_to_diffusion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Stratiform Cloud Condensation and Evaporation</text:p>
          </table:table-cell>
          <table:table-cell table:style-name="ce9" office:value-type="string">
            <text:p>Atmosphere - TurbulenceConvectionClouds - Microphysics</text:p>
          </table:table-cell>
          <table:table-cell table:style-name="ce24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Tendency of Specific Humidity due to Model Physics</text:p>
          </table:table-cell>
          <table:table-cell table:style-name="ce9" office:value-type="string">
            <text:p>Atmosphere - DynamicalCore</text:p>
          </table:table-cell>
          <table:table-cell table:style-name="ce32" office:value-type="string">
            <text:p>tendency_of_specific_humidity_due_to_model_physics</text:p>
          </table:table-cell>
          <table:table-cell table:number-columns-repeated="1021"/>
        </table:table-row>
        <table:table-row table:style-name="ro1" table:number-rows-repeated="647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/11/2009</text:date>, <text:time>17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09-07-15T11:08:19</meta:creation-date>
    <dc:creator>NCAS-Climate</dc:creator>
    <dc:date>2009-11-18T17:30:54</dc:date>
    <meta:document-statistic meta:table-count="1" meta:cell-count="2077" meta:object-count="0"/>
    <meta:generator>OpenOffice.org/3.1$Win32 OpenOffice.org_project/310m19$Build-9420</meta:generator>
  </office:meta>
</office:document-meta>
</file>